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12025a" style:text-blinking="false" fo:background-color="transparent"/>
    </style:style>
    <style:style style:name="T1" style:family="text">
      <style:text-properties officeooo:rsid="00120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quel Taltavull</text:span>, <text:span text:style-name="T1">Directora de l’Ies Joan Ramis i Ramis</text:span></text:p>
      <text:p text:style-name="P1"/>
      <text:p text:style-name="P1">CERTIFIC: Que, d'acord amb els <text:span text:style-name="T1">documents</text:span> que consten en els ar-</text:p>
      <text:p text:style-name="P1">xius d'aquest <text:span text:style-name="T1">centre</text:span>, el senyor <text:span text:style-name="T1">Pau Gomila Barber</text:span>, amb DNI núm.</text:p>
      <text:p text:style-name="P1">1444777S, <text:span text:style-name="T1">está cursant el cicle de grau mitjà de microinformatica i xarxes </text:span>d.</text:p>
      <text:p text:style-name="P1"/>
      <text:p text:style-name="P1"/>
      <text:p text:style-name="P1">I, perquè consti, sign aquest certificat amb el vistiplau del batle.</text:p>
      <text:p text:style-name="P1">Ciutadella, 5 de juliol de 2004</text:p>
      <text:p text:style-name="P1"/>
      <text:p text:style-name="P1"/>
      <text:p text:style-name="P2"><text:tab/><text:tab/><text:tab/><text:tab/><text:tab/></text:p>
      <text:p text:style-name="P2"><text:tab/><text:tab/><text:tab/><text:tab/><text:tab/>Vist i plau</text:p>
      <text:p text:style-name="P1"><text:tab/><text:tab/><text:tab/><text:tab/><text:tab/>El batle</text:p>
      <text:p text:style-name="P1"><text:tab/></text:p>
      <text:p text:style-name="P1"><text:tab/><text:tab/><text:tab/><text:tab/><text:tab/>Gerard Vinent Sint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33:51.296077359</meta:creation-date>
    <dc:date>2024-11-19T08:38:04.372002642</dc:date>
    <meta:editing-duration>PT4M14S</meta:editing-duration>
    <meta:editing-cycles>1</meta:editing-cycles>
    <meta:document-statistic meta:table-count="0" meta:image-count="0" meta:object-count="0" meta:page-count="1" meta:paragraph-count="11" meta:word-count="69" meta:character-count="417" meta:non-whitespace-character-count="336"/>
    <meta:generator>LibreOffice/24.8.3.2$Linux_X86_64 LibreOffice_project/e14c9fdd1f585efcbb2c5363087a99d20928d522</meta:generator>
  </office:meta>
</office:document-meta>
</file>